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text-properties officeooo:rsid="001addec" officeooo:paragraph-rsid="001ad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SSA Analyzation, Optimization and Register Allocation Imple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e Blom</meta:initial-creator>
    <meta:creation-date>2014-11-05T19:57:11.776995320</meta:creation-date>
    <dc:date>2014-11-05T19:59:44.795543253</dc:date>
    <dc:creator>Antonie Blom</dc:creator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71" meta:non-whitespace-character-count="64"/>
    <meta:generator>LibreOffice/4.2.7.2$Linux_X86_64 LibreOffice_project/420$Build-2</meta:generator>
  </office:meta>
</office:document-meta>
</file>